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Heading_20_1">
      <style:text-properties fo:color="#ff420e" loext:opacity="100%" officeooo:rsid="00131fef" officeooo:paragraph-rsid="00131fef"/>
    </style:style>
    <style:style style:name="P21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2" style:family="paragraph" style:parent-style-name="Heading_20_2">
      <style:text-properties fo:color="#4b1f6f" loext:opacity="100%" officeooo:rsid="00156e75" officeooo:paragraph-rsid="00156e75"/>
    </style:style>
    <style:style style:name="P23" style:family="paragraph" style:parent-style-name="Heading_20_2">
      <style:text-properties fo:color="#4b1f6f" loext:opacity="100%" officeooo:rsid="0026a772" officeooo:paragraph-rsid="0026a772"/>
    </style:style>
    <style:style style:name="P24" style:family="paragraph" style:parent-style-name="Heading_20_2">
      <style:text-properties fo:color="#4b1f6f" loext:opacity="100%" officeooo:rsid="002914e4" officeooo:paragraph-rsid="002914e4"/>
    </style:style>
    <style:style style:name="P25" style:family="paragraph" style:parent-style-name="Heading_20_2">
      <style:text-properties fo:color="#4b1f6f" loext:opacity="100%" officeooo:rsid="00326256" officeooo:paragraph-rsid="00326256"/>
    </style:style>
    <style:style style:name="P26" style:family="paragraph" style:parent-style-name="Heading_20_2">
      <style:text-properties officeooo:rsid="003d56c5" officeooo:paragraph-rsid="003d56c5"/>
    </style:style>
    <style:style style:name="P27" style:family="paragraph" style:parent-style-name="Heading_20_2">
      <style:text-properties officeooo:rsid="003d82da" officeooo:paragraph-rsid="003d82da"/>
    </style:style>
    <style:style style:name="P28" style:family="paragraph" style:parent-style-name="Heading_20_3">
      <style:text-properties fo:color="#0084d1" loext:opacity="100%" officeooo:rsid="0026a772" officeooo:paragraph-rsid="0026a772"/>
    </style:style>
    <style:style style:name="P29" style:family="paragraph" style:parent-style-name="Heading_20_3">
      <style:text-properties fo:color="#0084d1" loext:opacity="100%" officeooo:rsid="0027d20c" officeooo:paragraph-rsid="0027d20c"/>
    </style:style>
    <style:style style:name="P30" style:family="paragraph" style:parent-style-name="Heading_20_3">
      <style:text-properties fo:color="#0084d1" loext:opacity="100%" officeooo:rsid="002cbb83" officeooo:paragraph-rsid="002cbb83"/>
    </style:style>
    <style:style style:name="P31" style:family="paragraph" style:parent-style-name="Heading_20_3">
      <style:text-properties fo:color="#0084d1" loext:opacity="100%" officeooo:rsid="002eb380" officeooo:paragraph-rsid="002eb380"/>
    </style:style>
    <style:style style:name="P32" style:family="paragraph" style:parent-style-name="Heading_20_3">
      <style:text-properties fo:color="#0084d1" loext:opacity="100%" officeooo:rsid="00326256" officeooo:paragraph-rsid="00326256"/>
    </style:style>
    <style:style style:name="P33" style:family="paragraph" style:parent-style-name="Heading_20_3">
      <style:text-properties officeooo:paragraph-rsid="00412ca8"/>
    </style:style>
    <style:style style:name="P34" style:family="paragraph" style:parent-style-name="Heading_20_3">
      <style:text-properties officeooo:rsid="003d82da" officeooo:paragraph-rsid="003d82da"/>
    </style:style>
    <style:style style:name="P35" style:family="paragraph" style:parent-style-name="Heading_20_3">
      <style:text-properties officeooo:rsid="003e03e5" officeooo:paragraph-rsid="003e03e5"/>
    </style:style>
    <style:style style:name="P36" style:family="paragraph" style:parent-style-name="Text_20_body" style:list-style-name="L1">
      <style:text-properties officeooo:rsid="00010a8c" officeooo:paragraph-rsid="00156e75"/>
    </style:style>
    <style:style style:name="P37" style:family="paragraph" style:parent-style-name="Text_20_body" style:list-style-name="L2">
      <style:text-properties officeooo:rsid="00156e75" officeooo:paragraph-rsid="00156e75"/>
    </style:style>
    <style:style style:name="P38" style:family="paragraph" style:parent-style-name="Text_20_body" style:list-style-name="L3">
      <style:text-properties officeooo:rsid="00156e75" officeooo:paragraph-rsid="00156e75"/>
    </style:style>
    <style:style style:name="P39" style:family="paragraph" style:parent-style-name="Text_20_body" style:list-style-name="L4">
      <style:text-properties officeooo:rsid="00156e75" officeooo:paragraph-rsid="00156e75"/>
    </style:style>
    <style:style style:name="P40" style:family="paragraph" style:parent-style-name="Text_20_body" style:list-style-name="L6">
      <style:text-properties officeooo:rsid="00156e75" officeooo:paragraph-rsid="00156e75"/>
    </style:style>
    <style:style style:name="P41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2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4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5" style:family="paragraph" style:parent-style-name="Text_20_body">
      <style:text-properties fo:color="#000000" loext:opacity="100%" officeooo:rsid="002e4dc9" officeooo:paragraph-rsid="00326256"/>
    </style:style>
    <style:style style:name="P46" style:family="paragraph" style:parent-style-name="Text_20_body">
      <style:text-properties fo:color="#0084d1" loext:opacity="100%" officeooo:rsid="00326256" officeooo:paragraph-rsid="00326256"/>
    </style:style>
    <style:style style:name="P47" style:family="paragraph" style:parent-style-name="Text_20_body" style:list-style-name="L8">
      <style:text-properties officeooo:rsid="003d56c5" officeooo:paragraph-rsid="003d56c5"/>
    </style:style>
    <style:style style:name="P48" style:family="paragraph" style:parent-style-name="Text_20_body" style:list-style-name="L9">
      <style:text-properties officeooo:rsid="003d56c5" officeooo:paragraph-rsid="003d56c5"/>
    </style:style>
    <style:style style:name="P49" style:family="paragraph" style:parent-style-name="Text_20_body" style:list-style-name="L10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0" text:outline-level="1">1. Understand the Problem</text:h>
      <text:list xml:id="list3809191474" text:style-name="L1">
        <text:list-item>
          <text:p text:style-name="P36">Create a simple website that lists all types of cake available.</text:p>
        </text:list-item>
        <text:list-item>
          <text:p text:style-name="P36">Allow users to customize the cakes and update the total cost at the end of the page.</text:p>
        </text:list-item>
        <text:list-item>
          <text:p text:style-name="P36">Website should be mobile friendly.</text:p>
        </text:list-item>
      </text:list>
      <text:p text:style-name="P2">Five flavours:</text:p>
      <text:list xml:id="list3581955816" text:style-name="L2">
        <text:list-item>
          <text:p text:style-name="P37">Vanilla</text:p>
        </text:list-item>
        <text:list-item>
          <text:p text:style-name="P37">Carrot</text:p>
        </text:list-item>
        <text:list-item>
          <text:p text:style-name="P37">Strawberry</text:p>
        </text:list-item>
        <text:list-item>
          <text:p text:style-name="P37">Chocolate</text:p>
        </text:list-item>
        <text:list-item>
          <text:p text:style-name="P37">Blueberry</text:p>
        </text:list-item>
      </text:list>
      <text:p text:style-name="P2">Five colours (icing):</text:p>
      <text:list xml:id="list773797487" text:style-name="L3">
        <text:list-item>
          <text:p text:style-name="P38">White</text:p>
        </text:list-item>
        <text:list-item>
          <text:p text:style-name="P38">Orange</text:p>
        </text:list-item>
        <text:list-item>
          <text:p text:style-name="P38">Red</text:p>
        </text:list-item>
        <text:list-item>
          <text:p text:style-name="P38">Chocolate</text:p>
        </text:list-item>
        <text:list-item>
          <text:p text:style-name="P38">Blue</text:p>
        </text:list-item>
      </text:list>
      <text:p text:style-name="P2">Five decorations:</text:p>
      <text:list xml:id="list3600605063" text:style-name="L4">
        <text:list-item>
          <text:p text:style-name="P39">Sprinkles</text:p>
        </text:list-item>
        <text:list-item>
          <text:p text:style-name="P39">Stars</text:p>
        </text:list-item>
        <text:list-item>
          <text:p text:style-name="P39">Strawberry slices</text:p>
        </text:list-item>
        <text:list-item>
          <text:p text:style-name="P39">Chocolate chips</text:p>
        </text:list-item>
        <text:list-item>
          <text:p text:style-name="P39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0" text:outline-level="1"><text:soft-page-break/>2. Plan</text:h>
      <text:h text:style-name="P22" text:outline-level="2">2.1. Design Phase</text:h>
      <text:list xml:id="list1585373449" text:style-name="L5">
        <text:list-item>
          <text:p text:style-name="P41">Research bakery websites</text:p>
        </text:list-item>
        <text:list-item>
          <text:p text:style-name="P41">Initialize GitHub</text:p>
        </text:list-item>
        <text:list-item>
          <text:p text:style-name="P41">Write up website content (include image collection)</text:p>
        </text:list-item>
        <text:list-item>
          <text:p text:style-name="P41">Design in figma for mobile and desktop</text:p>
        </text:list-item>
        <text:list-item>
          <text:p text:style-name="P43">Resize and optimize images</text:p>
        </text:list-item>
      </text:list>
      <text:h text:style-name="P22" text:outline-level="2">2.2 Setup</text:h>
      <text:list xml:id="list1910578631" text:style-name="L6">
        <text:list-item>
          <text:p text:style-name="P42">Write up naming conventions and a brief semantics/flexbox/scripts plan</text:p>
        </text:list-item>
        <text:list-item>
          <text:p text:style-name="P42">Install all necessary packages/tools</text:p>
        </text:list-item>
        <text:list-item>
          <text:p text:style-name="P42">Complete folder setup</text:p>
        </text:list-item>
        <text:list-item>
          <text:p text:style-name="P40">Finish road map</text:p>
        </text:list-item>
      </text:list>
      <text:h text:style-name="P20" text:outline-level="1">2.5 Pseudo Code</text:h>
      <text:h text:style-name="P23" text:outline-level="2">2.5.1 Home Page</text:h>
      <text:h text:style-name="P28" text:outline-level="3">2.5.1.1 Semantic HTML &amp; Naming Conventions</text:h>
      <text:p text:style-name="P7">&lt;nav <text:span text:style-name="T3">class=navbar</text:span>&gt;&lt;a <text:span text:style-name="T3">class=</text:span><text:span text:style-name="T4">linksPage</text:span>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29" text:outline-level="3">2.5.1.2 Flexbox</text:h>
      <text:p text:style-name="P13"/>
      <text:h text:style-name="P29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4" text:outline-level="2">2.5.2 Custom Cupcake <text:span text:style-name="T9">Page</text:span></text:h>
      <text:h text:style-name="P30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45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1" text:outline-level="3"><text:soft-page-break/>2.5.2.2 Flexbox</text:h>
      <text:p text:style-name="P17"/>
      <text:h text:style-name="P31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5" text:outline-level="2">2.5.3 Contact Page</text:h>
      <text:h text:style-name="P32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2" text:outline-level="3">2.5.3.2 Flexbox </text:h>
      <text:p text:style-name="Text_20_body"/>
      <text:h text:style-name="P32" text:outline-level="3">2.5.3.3 Scripts (JS)</text:h>
      <text:p text:style-name="P46"/>
      <text:h text:style-name="P21" text:outline-level="1"><text:span text:style-name="T2">3. </text:span><text:span text:style-name="T1">Roadmap</text:span></text:h>
      <text:h text:style-name="P26" text:outline-level="2">3.1 Pre-build Setup</text:h>
      <text:list xml:id="list4105818990" text:style-name="L7">
        <text:list-item>
          <text:p text:style-name="P44">Setup HTML pages ready for work</text:p>
        </text:list-item>
        <text:list-item>
          <text:p text:style-name="P44">Setup basic CSS (border-box etc…)</text:p>
        </text:list-item>
        <text:list-item>
          <text:p text:style-name="P44">Setup SASS (breakpoints, fonts etc…)</text:p>
        </text:list-item>
      </text:list>
      <text:h text:style-name="P26" text:outline-level="2">3.2 Navbar</text:h>
      <text:list xml:id="list2651443733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6" text:outline-level="2">3.3 Components</text:h>
      <text:p text:style-name="P3">For each of the following, build test version of each in html, style in CSS and customize for breakpoints.</text:p>
      <text:list xml:id="list2617652177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8">Radio buttons</text:p>
        </text:list-item>
        <text:list-item>
          <text:p text:style-name="P48">Breakpoints test</text:p>
        </text:list-item>
      </text:list>
      <text:h text:style-name="P26" text:outline-level="2">3.4 Cards</text:h>
      <text:p text:style-name="P3">For each of the following, build <text:span text:style-name="T13">mobile and desktop version.</text:span></text:p>
      <text:list xml:id="list2601652694" text:style-name="L10">
        <text:list-item>
          <text:p text:style-name="P49">HTML Cards</text:p>
        </text:list-item>
        <text:list-item>
          <text:p text:style-name="P49">CSS style</text:p>
        </text:list-item>
        <text:list-item>
          <text:p text:style-name="P49">Breakpoint test</text:p>
        </text:list-item>
      </text:list>
      <text:h text:style-name="P27" text:outline-level="2">3.5 Website content</text:h>
      <text:list xml:id="list4126095403" text:style-name="L11">
        <text:list-item>
          <text:p text:style-name="P50">Fill out the rest of the website, text, headers etc…</text:p>
        </text:list-item>
      </text:list>
      <text:p text:style-name="P4"/>
      <text:h text:style-name="P27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2585086581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3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125828536780324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4" text:outline-level="3">3.6.3 <text:span text:style-name="T14">Form Transitions</text:span></text:h>
      <text:list xml:id="list125828291813436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5" text:outline-level="3">3.6.4 Cost Update &amp; Icing Text</text:h>
      <text:list xml:id="list125828251916318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5H59M36S</meta:editing-duration>
    <meta:editing-cycles>37</meta:editing-cycles>
    <meta:generator>LibreOffice/7.3.4.2$Linux_X86_64 LibreOffice_project/30$Build-2</meta:generator>
    <dc:date>2022-08-03T12:58:27.101313562</dc:date>
    <meta:document-statistic meta:table-count="0" meta:image-count="0" meta:object-count="0" meta:page-count="6" meta:paragraph-count="136" meta:word-count="563" meta:character-count="3848" meta:non-whitespace-character-count="3454"/>
    <meta:template xlink:type="simple" xlink:actuate="onRequest" xlink:title="Project Outline" xlink:href="../../../../Templates/Project%20Outline.ott" meta:date="2022-07-31T12:27:17.586717097"/>
  </office:meta>
</office:document-meta>
</file>